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list table.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listcontains table.</text:p>
          </table:table-cell>
          <table:table-cell table:style-name="ce1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workedon table.</text:p>
          </table:table-cell>
          <table:table-cell table:style-name="ce1" table:number-columns-repeated="1017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D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D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Create stylesheet(s) for the site.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Nice-to-have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Nice-to-have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office:value-type="string">
            <text:p>need to work on filmographi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D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a script to just drop and add the movie table not the whole database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office:value-type="string">
            <text:p>mrp.py in progress</text:p>
          </table:table-cell>
          <table:table-cell table:style-name="Default" table:number-columns-repeated="1016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move some of the special case handling (names, for example) in OscarParser to the oscar_given_to.sh script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smallint/tinyint attribute “shared” in oscar_given_to table indicating how many other recipients the nominee is sharing the award with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office:value-type="string">
            <text:p>or just concat all of them together...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code to OscarParser to write sql inserts for the worked_on table since the information is there anyway</text:p>
          </table:table-cell>
          <table:table-cell table:number-columns-repeated="1017"/>
        </table:table-row>
        <table:table-row table:style-name="ro1">
          <table:table-cell table:style-name="Default" office:value-type="float" office:value="60">
            <text:p>60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separate db schemas (one for performance, one for space, and one for both possibly) and try out the query speeds and check db siz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1">
            <text:p>6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init_sqlite_database.sq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2">
            <text:p>6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Look into using Spring MVC and Hiberna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Refactor tickets into agile-style project development / find an application for this kind of project management (Rally, FogBugz, etc)</text:p>
          </table:table-cell>
          <table:table-cell table:style-name="Default"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64">
            <text:p>6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Use SQL TRUNCATE where appropriate in db script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5">
            <text:p>65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Make movie.sh require db name and password (so as to not hard-code them in models.py, and can then unignore model.py in .gitignore)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" office:value-type="string">
            <text:p>Write a script to convert Filmographies to sql for worked_on table (after parsing)</text:p>
          </table:table-cell>
          <table:table-cell table:style-name="ce1"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8">04/08/2012</text:date>, <text:time>15:1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2-04-08T15:18:27</dc:date>
    <meta:editing-duration>PT23H36M20S</meta:editing-duration>
    <meta:editing-cycles>102</meta:editing-cycles>
    <meta:generator>LibreOffice/3.3$Unix LibreOffice_project/330m19$Build-401</meta:generator>
    <dc:creator>Tyler Hayes</dc:creator>
    <meta:document-statistic meta:table-count="3" meta:cell-count="423" meta:object-count="0"/>
    <meta:user-defined meta:name="Info 1"/>
    <meta:user-defined meta:name="Info 2"/>
    <meta:user-defined meta:name="Info 3"/>
    <meta:user-defined meta:name="Info 4"/>
  </office:meta>
</office:document-meta>
</file>